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20/content.xml" manifest:media-type="text/xml"/>
  <manifest:file-entry manifest:full-path="Object 20/meta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manifest.rdf" manifest:media-type="application/rdf+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7/content.xml" manifest:media-type="text/xml"/>
  <manifest:file-entry manifest:full-path="Object 17/meta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18/content.xml" manifest:media-type="text/xml"/>
  <manifest:file-entry manifest:full-path="Object 18/meta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19/content.xml" manifest:media-type="text/xml"/>
  <manifest:file-entry manifest:full-path="Object 19/meta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21/content.xml" manifest:media-type="text/xml"/>
  <manifest:file-entry manifest:full-path="Object 21/meta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2/content.xml" manifest:media-type="text/xml"/>
  <manifest:file-entry manifest:full-path="Object 22/meta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48.31pt" svg:height="118.4pt" svg:x="436.28pt" svg:y="17.89pt">
            <draw:object draw:notify-on-update-of-ranges="Sheet1.A4:Sheet1.A4 Sheet1.A5:Sheet1.A25 Sheet1.B4:Sheet1.B4 Sheet1.B5:Sheet1.B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46.75pt" svg:height="111.43pt" svg:x="437.84pt" svg:y="144.6pt">
            <draw:object draw:notify-on-update-of-ranges="Sheet1.A5:Sheet1.A25 Sheet1.B5:Sheet1.B25 Sheet1.A5:Sheet1.A25 Sheet1.C5:Sheet1.C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49.87pt" svg:height="105.42pt" svg:x="435.49pt" svg:y="271.81pt">
            <draw:object draw:notify-on-update-of-ranges="Sheet1.E5:Sheet1.E25 Sheet1.F5:Sheet1.F2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40.49pt" svg:height="84.33pt" svg:x="365.3pt" svg:y="592.55pt">
            <draw:object draw:notify-on-update-of-ranges="Sheet1.B39:Sheet1.B59 Sheet1.C39:Sheet1.C5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40.49pt" svg:height="84.33pt" svg:x="551.06pt" svg:y="592.55pt">
            <draw:object draw:notify-on-update-of-ranges="Sheet1.B39:Sheet1.B59 Sheet1.D39:Sheet1.D5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40.49pt" svg:height="84.33pt" svg:x="352.03pt" svg:y="491.67pt">
            <draw:object draw:notify-on-update-of-ranges="Sheet1.B39:Sheet1.B59 Sheet1.A39:Sheet1.A5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40.49pt" svg:height="84.33pt" svg:x="538.55pt" svg:y="491.67pt">
            <draw:object draw:notify-on-update-of-ranges="Sheet1.B39:Sheet1.B59 Sheet1.A39:Sheet1.A5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40.49pt" svg:height="84.33pt" svg:x="728.22pt" svg:y="494.67pt">
            <draw:object draw:notify-on-update-of-ranges="Sheet1.B39:Sheet1.B59 Sheet1.A39:Sheet1.A5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40.49pt" svg:height="84.33pt" svg:x="732.1pt" svg:y="595.56pt">
            <draw:object draw:notify-on-update-of-ranges="Sheet1.B39:Sheet1.B59 Sheet1.E39:Sheet1.E5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143.6pt" svg:height="79.06pt" svg:x="550.23pt" svg:y="684.43pt">
            <draw:object draw:notify-on-update-of-ranges="Sheet1.B39:Sheet1.B59 Sheet1.C39:Sheet1.C59 Sheet1.B39:Sheet1.B59 Sheet1.D39:Sheet1.D59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140.49pt" svg:height="84.33pt" svg:x="363.74pt" svg:y="695.71pt">
            <draw:object draw:notify-on-update-of-ranges="Sheet1.B39:Sheet1.B59 Sheet1.C39:Sheet1.C51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140.49pt" svg:height="84.33pt" svg:x="366.04pt" svg:y="905.78pt">
            <draw:object draw:notify-on-update-of-ranges="Sheet1.B39:Sheet1.B59 Sheet1.E39:Sheet1.E51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2" draw:style-name="gr1" draw:text-style-name="P1" svg:width="140.49pt" svg:height="84.33pt" svg:x="540.91pt" svg:y="769.49pt">
            <draw:object draw:notify-on-update-of-ranges="Sheet1.B39:Sheet1.B59 Sheet1.D39:Sheet1.D59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3" draw:style-name="gr1" draw:text-style-name="P1" svg:width="141.28pt" svg:height="85.35pt" svg:x="364.48pt" svg:y="795.86pt">
            <draw:object draw:notify-on-update-of-ranges="Sheet1.B39:Sheet1.B59 Sheet1.D39:Sheet1.D51 Sheet1.B39:Sheet1.B59 Sheet1.C39:Sheet1.C51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4" draw:style-name="gr1" draw:text-style-name="P1" svg:width="140.49pt" svg:height="84.33pt" svg:x="353.59pt" svg:y="997.68pt">
            <draw:object draw:notify-on-update-of-ranges="Sheet1.B39:Sheet1.B59 Sheet1.D39:Sheet1.D51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5" draw:style-name="gr1" draw:text-style-name="P1" svg:width="140.49pt" svg:height="84.33pt" svg:x="64.83pt" svg:y="792.09pt">
            <draw:object draw:notify-on-update-of-ranges="Sheet1.B39:Sheet1.B59 Sheet1.C39:Sheet1.C54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16" draw:style-name="gr1" draw:text-style-name="P1" svg:width="140.49pt" svg:height="84.33pt" svg:x="63.24pt" svg:y="884.69pt">
            <draw:object draw:notify-on-update-of-ranges="Sheet1.B39:Sheet1.B59 Sheet1.E39:Sheet1.E54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7" draw:style-name="gr1" draw:text-style-name="P1" svg:width="143.6pt" svg:height="79.06pt" svg:x="65.57pt" svg:y="969.79pt">
            <draw:object draw:notify-on-update-of-ranges="Sheet1.B39:Sheet1.B59 Sheet1.C39:Sheet1.C54 Sheet1.B39:Sheet1.B59 Sheet1.D39:Sheet1.D54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18" draw:style-name="gr1" draw:text-style-name="P1" svg:width="140.49pt" svg:height="84.33pt" svg:x="61.71pt" svg:y="1056.39pt">
            <draw:object draw:notify-on-update-of-ranges="Sheet1.B39:Sheet1.B59 Sheet1.D39:Sheet1.D54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19" draw:style-name="gr1" draw:text-style-name="P1" svg:width="140.49pt" svg:height="84.33pt" svg:x="540.09pt" svg:y="905.05pt">
            <draw:object draw:notify-on-update-of-ranges="Sheet1.B39:Sheet1.B59 Sheet1.E39:Sheet1.E51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20" draw:style-name="gr1" draw:text-style-name="P1" svg:width="140.49pt" svg:height="84.33pt" svg:x="217.02pt" svg:y="792.09pt">
            <draw:object draw:notify-on-update-of-ranges="Sheet1.B39:Sheet1.B59 Sheet1.C39:Sheet1.C54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21" draw:style-name="gr1" draw:text-style-name="P1" svg:width="146.75pt" svg:height="111.43pt" svg:x="615.03pt" svg:y="144.6pt">
            <draw:object draw:notify-on-update-of-ranges="Sheet1.A5:Sheet1.A25 Sheet1.C5:Sheet1.C25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Frequency =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f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n=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ase: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plification: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f(t)</text:p>
          </table:table-cell>
          <table:table-cell table:number-columns-repeated="5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SIN(2*PI()*[.$B$1]*([.A5]-[.B$2]))*0.5" office:value-type="float" office:value="1.22464679914735E-016" calcext:value-type="float">
            <text:p>1.22464679914735E-16</text:p>
          </table:table-cell>
          <table:table-cell table:formula="of:=[.B5]*(([.$E$1]+[.$G$1])/[.$G$1])" office:value-type="float" office:value="2.44929359829471E-016" calcext:value-type="float">
            <text:p>2.44929359829471E-16</text:p>
          </table:table-cell>
          <table:table-cell/>
          <table:table-cell table:formula="of:=[.A5]" office:value-type="float" office:value="-1" calcext:value-type="float">
            <text:p>-1</text:p>
          </table:table-cell>
          <table:table-cell table:formula="of:=[.B5]-[#REF!]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float" office:value="-0.9" calcext:value-type="float">
            <text:p>-0.9</text:p>
          </table:table-cell>
          <table:table-cell table:formula="of:=SIN(2*PI()*[.$B$1]*([.A6]-[.B$2]))*0.5" office:value-type="float" office:value="0.293892626146237" calcext:value-type="float">
            <text:p>0.293892626146237</text:p>
          </table:table-cell>
          <table:table-cell table:formula="of:=[.B6]*(([.$E$1]+[.$G$1])/[.$G$1])" office:value-type="float" office:value="0.587785252292473" calcext:value-type="float">
            <text:p>0.587785252292473</text:p>
          </table:table-cell>
          <table:table-cell/>
          <table:table-cell table:formula="of:=[.A6]" office:value-type="float" office:value="-0.9" calcext:value-type="float">
            <text:p>-0.9</text:p>
          </table:table-cell>
          <table:table-cell table:formula="of:=[.B6]-[.C6]" office:value-type="float" office:value="-0.293892626146237" calcext:value-type="float">
            <text:p>-0.293892626146237</text:p>
          </table:table-cell>
          <table:table-cell/>
        </table:table-row>
        <table:table-row table:style-name="ro1">
          <table:table-cell office:value-type="float" office:value="-0.8" calcext:value-type="float">
            <text:p>-0.8</text:p>
          </table:table-cell>
          <table:table-cell table:formula="of:=SIN(2*PI()*[.$B$1]*([.A7]-[.B$2]))*0.5" office:value-type="float" office:value="0.475528258147577" calcext:value-type="float">
            <text:p>0.475528258147577</text:p>
          </table:table-cell>
          <table:table-cell table:formula="of:=[.B7]*(([.$E$1]+[.$G$1])/[.$G$1])" office:value-type="float" office:value="0.951056516295154" calcext:value-type="float">
            <text:p>0.951056516295154</text:p>
          </table:table-cell>
          <table:table-cell/>
          <table:table-cell table:formula="of:=[.A7]" office:value-type="float" office:value="-0.8" calcext:value-type="float">
            <text:p>-0.8</text:p>
          </table:table-cell>
          <table:table-cell table:formula="of:=[.B7]-[.C7]" office:value-type="float" office:value="-0.475528258147577" calcext:value-type="float">
            <text:p>-0.475528258147577</text:p>
          </table:table-cell>
          <table:table-cell/>
        </table:table-row>
        <table:table-row table:style-name="ro1">
          <table:table-cell office:value-type="float" office:value="-0.7" calcext:value-type="float">
            <text:p>-0.7</text:p>
          </table:table-cell>
          <table:table-cell table:formula="of:=SIN(2*PI()*[.$B$1]*([.A8]-[.B$2]))*0.5" office:value-type="float" office:value="0.475528258147577" calcext:value-type="float">
            <text:p>0.475528258147577</text:p>
          </table:table-cell>
          <table:table-cell table:formula="of:=[.B8]*(([.$E$1]+[.$G$1])/[.$G$1])" office:value-type="float" office:value="0.951056516295153" calcext:value-type="float">
            <text:p>0.951056516295153</text:p>
          </table:table-cell>
          <table:table-cell/>
          <table:table-cell table:formula="of:=[.A8]" office:value-type="float" office:value="-0.7" calcext:value-type="float">
            <text:p>-0.7</text:p>
          </table:table-cell>
          <table:table-cell table:formula="of:=[.B8]-[.C8]" office:value-type="float" office:value="-0.475528258147577" calcext:value-type="float">
            <text:p>-0.475528258147577</text:p>
          </table:table-cell>
          <table:table-cell/>
        </table:table-row>
        <table:table-row table:style-name="ro1">
          <table:table-cell office:value-type="float" office:value="-0.6" calcext:value-type="float">
            <text:p>-0.6</text:p>
          </table:table-cell>
          <table:table-cell table:formula="of:=SIN(2*PI()*[.$B$1]*([.A9]-[.B$2]))*0.5" office:value-type="float" office:value="0.293892626146236" calcext:value-type="float">
            <text:p>0.293892626146236</text:p>
          </table:table-cell>
          <table:table-cell table:formula="of:=[.B9]*(([.$E$1]+[.$G$1])/[.$G$1])" office:value-type="float" office:value="0.587785252292473" calcext:value-type="float">
            <text:p>0.587785252292473</text:p>
          </table:table-cell>
          <table:table-cell/>
          <table:table-cell table:formula="of:=[.A9]" office:value-type="float" office:value="-0.6" calcext:value-type="float">
            <text:p>-0.6</text:p>
          </table:table-cell>
          <table:table-cell table:formula="of:=[.B9]-[.C9]" office:value-type="float" office:value="-0.293892626146236" calcext:value-type="float">
            <text:p>-0.293892626146236</text:p>
          </table:table-cell>
          <table:table-cell/>
        </table:table-row>
        <table:table-row table:style-name="ro1">
          <table:table-cell office:value-type="float" office:value="-0.5" calcext:value-type="float">
            <text:p>-0.5</text:p>
          </table:table-cell>
          <table:table-cell table:formula="of:=SIN(2*PI()*[.$B$1]*([.A10]-[.B$2]))*0.5" office:value-type="float" office:value="-6.12323399573677E-017" calcext:value-type="float">
            <text:p>-6.12323399573677E-17</text:p>
          </table:table-cell>
          <table:table-cell table:formula="of:=[.B10]*(([.$E$1]+[.$G$1])/[.$G$1])" office:value-type="float" office:value="-1.22464679914735E-016" calcext:value-type="float">
            <text:p>-1.22464679914735E-16</text:p>
          </table:table-cell>
          <table:table-cell/>
          <table:table-cell table:formula="of:=[.A10]" office:value-type="float" office:value="-0.5" calcext:value-type="float">
            <text:p>-0.5</text:p>
          </table:table-cell>
          <table:table-cell table:formula="of:=[.B10]-[.C10]" office:value-type="float" office:value="6.12323399573677E-017" calcext:value-type="float">
            <text:p>6.12323399573677E-17</text:p>
          </table:table-cell>
          <table:table-cell/>
        </table:table-row>
        <table:table-row table:style-name="ro1">
          <table:table-cell office:value-type="float" office:value="-0.4" calcext:value-type="float">
            <text:p>-0.4</text:p>
          </table:table-cell>
          <table:table-cell table:formula="of:=SIN(2*PI()*[.$B$1]*([.A11]-[.B$2]))*0.5" office:value-type="float" office:value="-0.293892626146237" calcext:value-type="float">
            <text:p>-0.293892626146237</text:p>
          </table:table-cell>
          <table:table-cell table:formula="of:=[.B11]*(([.$E$1]+[.$G$1])/[.$G$1])" office:value-type="float" office:value="-0.587785252292474" calcext:value-type="float">
            <text:p>-0.587785252292474</text:p>
          </table:table-cell>
          <table:table-cell/>
          <table:table-cell table:formula="of:=[.A11]" office:value-type="float" office:value="-0.4" calcext:value-type="float">
            <text:p>-0.4</text:p>
          </table:table-cell>
          <table:table-cell table:formula="of:=[.B11]-[.C11]" office:value-type="float" office:value="0.293892626146237" calcext:value-type="float">
            <text:p>0.293892626146237</text:p>
          </table:table-cell>
          <table:table-cell/>
        </table:table-row>
        <table:table-row table:style-name="ro1">
          <table:table-cell office:value-type="float" office:value="-0.3" calcext:value-type="float">
            <text:p>-0.3</text:p>
          </table:table-cell>
          <table:table-cell table:formula="of:=SIN(2*PI()*[.$B$1]*([.A12]-[.B$2]))*0.5" office:value-type="float" office:value="-0.475528258147577" calcext:value-type="float">
            <text:p>-0.475528258147577</text:p>
          </table:table-cell>
          <table:table-cell table:formula="of:=[.B12]*(([.$E$1]+[.$G$1])/[.$G$1])" office:value-type="float" office:value="-0.951056516295154" calcext:value-type="float">
            <text:p>-0.951056516295154</text:p>
          </table:table-cell>
          <table:table-cell/>
          <table:table-cell table:formula="of:=[.A12]" office:value-type="float" office:value="-0.3" calcext:value-type="float">
            <text:p>-0.3</text:p>
          </table:table-cell>
          <table:table-cell table:formula="of:=[.B12]-[.C12]" office:value-type="float" office:value="0.475528258147577" calcext:value-type="float">
            <text:p>0.475528258147577</text:p>
          </table:table-cell>
          <table:table-cell/>
        </table:table-row>
        <table:table-row table:style-name="ro1">
          <table:table-cell office:value-type="float" office:value="-0.2" calcext:value-type="float">
            <text:p>-0.2</text:p>
          </table:table-cell>
          <table:table-cell table:formula="of:=SIN(2*PI()*[.$B$1]*([.A13]-[.B$2]))*0.5" office:value-type="float" office:value="-0.475528258147577" calcext:value-type="float">
            <text:p>-0.475528258147577</text:p>
          </table:table-cell>
          <table:table-cell table:formula="of:=[.B13]*(([.$E$1]+[.$G$1])/[.$G$1])" office:value-type="float" office:value="-0.951056516295153" calcext:value-type="float">
            <text:p>-0.951056516295153</text:p>
          </table:table-cell>
          <table:table-cell/>
          <table:table-cell table:formula="of:=[.A13]" office:value-type="float" office:value="-0.2" calcext:value-type="float">
            <text:p>-0.2</text:p>
          </table:table-cell>
          <table:table-cell table:formula="of:=[.B13]-[.C13]" office:value-type="float" office:value="0.475528258147577" calcext:value-type="float">
            <text:p>0.475528258147577</text:p>
          </table:table-cell>
          <table:table-cell/>
        </table:table-row>
        <table:table-row table:style-name="ro1">
          <table:table-cell office:value-type="float" office:value="-0.1" calcext:value-type="float">
            <text:p>-0.1</text:p>
          </table:table-cell>
          <table:table-cell table:formula="of:=SIN(2*PI()*[.$B$1]*([.A14]-[.B$2]))*0.5" office:value-type="float" office:value="-0.293892626146236" calcext:value-type="float">
            <text:p>-0.293892626146236</text:p>
          </table:table-cell>
          <table:table-cell table:formula="of:=[.B14]*(([.$E$1]+[.$G$1])/[.$G$1])" office:value-type="float" office:value="-0.587785252292473" calcext:value-type="float">
            <text:p>-0.587785252292473</text:p>
          </table:table-cell>
          <table:table-cell/>
          <table:table-cell table:formula="of:=[.A14]" office:value-type="float" office:value="-0.1" calcext:value-type="float">
            <text:p>-0.1</text:p>
          </table:table-cell>
          <table:table-cell table:formula="of:=[.B14]-[.C14]" office:value-type="float" office:value="0.293892626146236" calcext:value-type="float">
            <text:p>0.2938926261462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IN(2*PI()*[.$B$1]*([.A15]-[.B$2]))*0.5" office:value-type="float" office:value="0" calcext:value-type="float">
            <text:p>0</text:p>
          </table:table-cell>
          <table:table-cell table:formula="of:=[.B15]*(([.$E$1]+[.$G$1])/[.$G$1])" office:value-type="float" office:value="0" calcext:value-type="float">
            <text:p>0</text:p>
          </table:table-cell>
          <table:table-cell/>
          <table:table-cell table:formula="of:=[.A15]" office:value-type="float" office:value="0" calcext:value-type="float">
            <text:p>0</text:p>
          </table:table-cell>
          <table:table-cell table:formula="of:=[.B15]-[.C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SIN(2*PI()*[.$B$1]*([.A16]-[.B$2]))*0.5" office:value-type="float" office:value="0.293892626146237" calcext:value-type="float">
            <text:p>0.293892626146237</text:p>
          </table:table-cell>
          <table:table-cell table:formula="of:=[.B16]*(([.$E$1]+[.$G$1])/[.$G$1])" office:value-type="float" office:value="0.587785252292474" calcext:value-type="float">
            <text:p>0.587785252292474</text:p>
          </table:table-cell>
          <table:table-cell/>
          <table:table-cell table:formula="of:=[.A16]" office:value-type="float" office:value="0.1" calcext:value-type="float">
            <text:p>0.1</text:p>
          </table:table-cell>
          <table:table-cell table:formula="of:=[.B16]-[.C16]" office:value-type="float" office:value="-0.293892626146237" calcext:value-type="float">
            <text:p>-0.293892626146237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SIN(2*PI()*[.$B$1]*([.A17]-[.B$2]))*0.5" office:value-type="float" office:value="0.475528258147577" calcext:value-type="float">
            <text:p>0.475528258147577</text:p>
          </table:table-cell>
          <table:table-cell table:formula="of:=[.B17]*(([.$E$1]+[.$G$1])/[.$G$1])" office:value-type="float" office:value="0.951056516295154" calcext:value-type="float">
            <text:p>0.951056516295154</text:p>
          </table:table-cell>
          <table:table-cell/>
          <table:table-cell table:formula="of:=[.A17]" office:value-type="float" office:value="0.2" calcext:value-type="float">
            <text:p>0.2</text:p>
          </table:table-cell>
          <table:table-cell table:formula="of:=[.B17]-[.C17]" office:value-type="float" office:value="-0.475528258147577" calcext:value-type="float">
            <text:p>-0.475528258147577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SIN(2*PI()*[.$B$1]*([.A18]-[.B$2]))*0.5" office:value-type="float" office:value="0.475528258147577" calcext:value-type="float">
            <text:p>0.475528258147577</text:p>
          </table:table-cell>
          <table:table-cell table:formula="of:=[.B18]*(([.$E$1]+[.$G$1])/[.$G$1])" office:value-type="float" office:value="0.951056516295153" calcext:value-type="float">
            <text:p>0.951056516295153</text:p>
          </table:table-cell>
          <table:table-cell/>
          <table:table-cell table:formula="of:=[.A18]" office:value-type="float" office:value="0.3" calcext:value-type="float">
            <text:p>0.3</text:p>
          </table:table-cell>
          <table:table-cell table:formula="of:=[.B18]-[.C18]" office:value-type="float" office:value="-0.475528258147577" calcext:value-type="float">
            <text:p>-0.475528258147577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SIN(2*PI()*[.$B$1]*([.A19]-[.B$2]))*0.5" office:value-type="float" office:value="0.293892626146236" calcext:value-type="float">
            <text:p>0.293892626146236</text:p>
          </table:table-cell>
          <table:table-cell table:formula="of:=[.B19]*(([.$E$1]+[.$G$1])/[.$G$1])" office:value-type="float" office:value="0.587785252292473" calcext:value-type="float">
            <text:p>0.587785252292473</text:p>
          </table:table-cell>
          <table:table-cell/>
          <table:table-cell table:formula="of:=[.A19]" office:value-type="float" office:value="0.4" calcext:value-type="float">
            <text:p>0.4</text:p>
          </table:table-cell>
          <table:table-cell table:formula="of:=[.B19]-[.C19]" office:value-type="float" office:value="-0.293892626146236" calcext:value-type="float">
            <text:p>-0.293892626146236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SIN(2*PI()*[.$B$1]*([.A20]-[.B$2]))*0.5" office:value-type="float" office:value="6.12323399573677E-017" calcext:value-type="float">
            <text:p>6.12323399573677E-17</text:p>
          </table:table-cell>
          <table:table-cell table:formula="of:=[.B20]*(([.$E$1]+[.$G$1])/[.$G$1])" office:value-type="float" office:value="1.22464679914735E-016" calcext:value-type="float">
            <text:p>1.22464679914735E-16</text:p>
          </table:table-cell>
          <table:table-cell/>
          <table:table-cell table:formula="of:=[.A20]" office:value-type="float" office:value="0.5" calcext:value-type="float">
            <text:p>0.5</text:p>
          </table:table-cell>
          <table:table-cell table:formula="of:=[.B20]-[.C20]" office:value-type="float" office:value="-6.12323399573677E-017" calcext:value-type="float">
            <text:p>-6.12323399573677E-17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SIN(2*PI()*[.$B$1]*([.A21]-[.B$2]))*0.5" office:value-type="float" office:value="-0.293892626146237" calcext:value-type="float">
            <text:p>-0.293892626146237</text:p>
          </table:table-cell>
          <table:table-cell table:formula="of:=[.B21]*(([.$E$1]+[.$G$1])/[.$G$1])" office:value-type="float" office:value="-0.587785252292473" calcext:value-type="float">
            <text:p>-0.587785252292473</text:p>
          </table:table-cell>
          <table:table-cell/>
          <table:table-cell table:formula="of:=[.A21]" office:value-type="float" office:value="0.6" calcext:value-type="float">
            <text:p>0.6</text:p>
          </table:table-cell>
          <table:table-cell table:formula="of:=[.B21]-[.C21]" office:value-type="float" office:value="0.293892626146237" calcext:value-type="float">
            <text:p>0.293892626146237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SIN(2*PI()*[.$B$1]*([.A22]-[.B$2]))*0.5" office:value-type="float" office:value="-0.475528258147577" calcext:value-type="float">
            <text:p>-0.475528258147577</text:p>
          </table:table-cell>
          <table:table-cell table:formula="of:=[.B22]*(([.$E$1]+[.$G$1])/[.$G$1])" office:value-type="float" office:value="-0.951056516295154" calcext:value-type="float">
            <text:p>-0.951056516295154</text:p>
          </table:table-cell>
          <table:table-cell/>
          <table:table-cell table:formula="of:=[.A22]" office:value-type="float" office:value="0.7" calcext:value-type="float">
            <text:p>0.7</text:p>
          </table:table-cell>
          <table:table-cell table:formula="of:=[.B22]-[.C22]" office:value-type="float" office:value="0.475528258147577" calcext:value-type="float">
            <text:p>0.475528258147577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SIN(2*PI()*[.$B$1]*([.A23]-[.B$2]))*0.5" office:value-type="float" office:value="-0.475528258147577" calcext:value-type="float">
            <text:p>-0.475528258147577</text:p>
          </table:table-cell>
          <table:table-cell table:formula="of:=[.B23]*(([.$E$1]+[.$G$1])/[.$G$1])" office:value-type="float" office:value="-0.951056516295154" calcext:value-type="float">
            <text:p>-0.951056516295154</text:p>
          </table:table-cell>
          <table:table-cell/>
          <table:table-cell table:formula="of:=[.A23]" office:value-type="float" office:value="0.8" calcext:value-type="float">
            <text:p>0.8</text:p>
          </table:table-cell>
          <table:table-cell table:formula="of:=[.B23]-[.C23]" office:value-type="float" office:value="0.475528258147577" calcext:value-type="float">
            <text:p>0.475528258147577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SIN(2*PI()*[.$B$1]*([.A24]-[.B$2]))*0.5" office:value-type="float" office:value="-0.293892626146236" calcext:value-type="float">
            <text:p>-0.293892626146236</text:p>
          </table:table-cell>
          <table:table-cell table:formula="of:=[.B24]*(([.$E$1]+[.$G$1])/[.$G$1])" office:value-type="float" office:value="-0.587785252292473" calcext:value-type="float">
            <text:p>-0.587785252292473</text:p>
          </table:table-cell>
          <table:table-cell/>
          <table:table-cell table:formula="of:=[.A24]" office:value-type="float" office:value="0.9" calcext:value-type="float">
            <text:p>0.9</text:p>
          </table:table-cell>
          <table:table-cell table:formula="of:=[.B24]-[.C24]" office:value-type="float" office:value="0.293892626146236" calcext:value-type="float">
            <text:p>0.29389262614623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IN(2*PI()*[.$B$1]*([.A25]-[.B$2]))*0.5" office:value-type="float" office:value="-1.22464679914735E-016" calcext:value-type="float">
            <text:p>-1.22464679914735E-16</text:p>
          </table:table-cell>
          <table:table-cell table:formula="of:=[.B25]*(([.$E$1]+[.$G$1])/[.$G$1])" office:value-type="float" office:value="-2.44929359829471E-016" calcext:value-type="float">
            <text:p>-2.44929359829471E-16</text:p>
          </table:table-cell>
          <table:table-cell/>
          <table:table-cell table:formula="of:=[.A25]" office:value-type="float" office:value="1" calcext:value-type="float">
            <text:p>1</text:p>
          </table:table-cell>
          <table:table-cell table:formula="of:=[.B25]-[.C25]" office:value-type="float" office:value="1.22464679914735E-016" calcext:value-type="float">
            <text:p>1.22464679914735E-16</text:p>
          </table:table-cell>
          <table:table-cell/>
        </table:table-row>
        <table:table-row table:style-name="ro1">
          <table:table-cell table:number-columns-repeated="2"/>
          <table:table-cell table:formula="of:=[.B25]*(([.$E$1]+[.$G$1])/[.$G$1])" office:value-type="float" office:value="-2.44929359829471E-016" calcext:value-type="float">
            <text:p>-2.44929359829471E-16</text:p>
          </table:table-cell>
          <table:table-cell table:number-columns-repeated="4"/>
        </table:table-row>
        <table:table-row table:style-name="ro1" table:number-rows-repeated="11"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um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9]-[.D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0]-[.D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formula="of:=([.C41]-[.D40])*0.3" office:value-type="float" office:value="0" calcext:value-type="float">
            <text:p>0</text:p>
          </table:table-cell>
          <table:table-cell table:formula="of:=[.C41]-[.D4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7" calcext:value-type="float">
            <text:p>-0.7</text:p>
          </table:table-cell>
          <table:table-cell office:value-type="float" office:value="0" calcext:value-type="float">
            <text:p>0</text:p>
          </table:table-cell>
          <table:table-cell table:formula="of:=([.C42]-[.D41])*0.3" office:value-type="float" office:value="0" calcext:value-type="float">
            <text:p>0</text:p>
          </table:table-cell>
          <table:table-cell table:formula="of:=[.C42]-[.D4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  <table:table-cell table:formula="of:=([.C43]-[.D42])*0.3" office:value-type="float" office:value="0" calcext:value-type="float">
            <text:p>0</text:p>
          </table:table-cell>
          <table:table-cell table:formula="of:=[.C43]-[.D4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table:formula="of:=([.C44]-[.D43])*0.3" office:value-type="float" office:value="0" calcext:value-type="float">
            <text:p>0</text:p>
          </table:table-cell>
          <table:table-cell table:formula="of:=[.C44]-[.D4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table:formula="of:=([.C45]-[.D44])*0.3" office:value-type="float" office:value="0" calcext:value-type="float">
            <text:p>0</text:p>
          </table:table-cell>
          <table:table-cell table:formula="of:=[.C45]-[.D4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0" calcext:value-type="float">
            <text:p>0</text:p>
          </table:table-cell>
          <table:table-cell table:formula="of:=([.C46]-[.D45])*0.3" office:value-type="float" office:value="0" calcext:value-type="float">
            <text:p>0</text:p>
          </table:table-cell>
          <table:table-cell table:formula="of:=[.C46]-[.D4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 table:formula="of:=([.C47]-[.D46])*0.3" office:value-type="float" office:value="0" calcext:value-type="float">
            <text:p>0</text:p>
          </table:table-cell>
          <table:table-cell table:formula="of:=[.C47]-[.D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table:formula="of:=([.C48]-[.D47])*0.3" office:value-type="float" office:value="0" calcext:value-type="float">
            <text:p>0</text:p>
          </table:table-cell>
          <table:table-cell table:formula="of:=[.C48]-[.D4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([.C49]-[.D48])*0.3" office:value-type="float" office:value="0" calcext:value-type="float">
            <text:p>0</text:p>
          </table:table-cell>
          <table:table-cell table:formula="of:=[.C49]-[.D4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formula="of:=[.B50]*2" office:value-type="float" office:value="0.2" calcext:value-type="float">
            <text:p>0.2</text:p>
          </table:table-cell>
          <table:table-cell table:formula="of:=[.C48]" office:value-type="float" office:value="0" calcext:value-type="float">
            <text:p>0</text:p>
          </table:table-cell>
          <table:table-cell table:formula="of:=[.C50]-[.D50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formula="of:=[.B51]*2" office:value-type="float" office:value="0.4" calcext:value-type="float">
            <text:p>0.4</text:p>
          </table:table-cell>
          <table:table-cell table:formula="of:=[.C49]" office:value-type="float" office:value="0" calcext:value-type="float">
            <text:p>0</text:p>
          </table:table-cell>
          <table:table-cell table:formula="of:=[.C51]-[.D51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formula="of:=[.B52]*2" office:value-type="float" office:value="0.6" calcext:value-type="float">
            <text:p>0.6</text:p>
          </table:table-cell>
          <table:table-cell table:formula="of:=[.C50]" office:value-type="float" office:value="0.2" calcext:value-type="float">
            <text:p>0.2</text:p>
          </table:table-cell>
          <table:table-cell table:formula="of:=[.C52]-[.D52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formula="of:=[.B53]*2" office:value-type="float" office:value="0.8" calcext:value-type="float">
            <text:p>0.8</text:p>
          </table:table-cell>
          <table:table-cell table:formula="of:=[.C51]" office:value-type="float" office:value="0.4" calcext:value-type="float">
            <text:p>0.4</text:p>
          </table:table-cell>
          <table:table-cell table:formula="of:=[.C53]-[.D53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[.B54]*2" office:value-type="float" office:value="1" calcext:value-type="float">
            <text:p>1</text:p>
          </table:table-cell>
          <table:table-cell table:formula="of:=[.C52]" office:value-type="float" office:value="0.6" calcext:value-type="float">
            <text:p>0.6</text:p>
          </table:table-cell>
          <table:table-cell table:formula="of:=[.C54]-[.D54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[.C53]" office:value-type="float" office:value="0.8" calcext:value-type="float">
            <text:p>0.8</text:p>
          </table:table-cell>
          <table:table-cell table:formula="of:=[.C55]-[.D55]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table:formula="of:=[.C54]" office:value-type="float" office:value="1" calcext:value-type="float">
            <text:p>1</text:p>
          </table:table-cell>
          <table:table-cell table:formula="of:=[.C56]-[.D5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[.C55]" office:value-type="float" office:value="1" calcext:value-type="float">
            <text:p>1</text:p>
          </table:table-cell>
          <table:table-cell table:formula="of:=[.C57]-[.D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[.C56]" office:value-type="float" office:value="1" calcext:value-type="float">
            <text:p>1</text:p>
          </table:table-cell>
          <table:table-cell table:formula="of:=[.C58]-[.D5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59]" office:value-type="float" office:value="1" calcext:value-type="float">
            <text:p>1</text:p>
          </table:table-cell>
          <table:table-cell table:formula="of:=[.C57]" office:value-type="float" office:value="1" calcext:value-type="float">
            <text:p>1</text:p>
          </table:table-cell>
          <table:table-cell table:formula="of:=[.C59]-[.D59]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2T11:56:01.436593188</meta:creation-date>
    <dc:date>2020-05-02T17:09:16.150398207</dc:date>
    <meta:editing-duration>PT11M38S</meta:editing-duration>
    <meta:editing-cycles>2</meta:editing-cycles>
    <meta:generator>LibreOffice/6.0.7.3$Linux_X86_64 LibreOffice_project/00m0$Build-3</meta:generator>
    <meta:document-statistic meta:table-count="1" meta:cell-count="229" meta:object-count="2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minimum="-1.5" chart:maximum="1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233cm" svg:height="4.178cm" xlink:href=".." xlink:type="simple" chart:class="chart:scatter" chart:style-name="ch1">
        <chart:plot-area chart:style-name="ch2" table:cell-range-address="Sheet1.A4:Sheet1.B25" chart:data-source-has-labels="row" svg:x="0.104cm" svg:y="0.083cm" svg:width="5.025cm" svg:height="4.012cm">
          <chartooo:coordinate-region svg:x="0.395cm" svg:y="0.26cm" svg:width="4.494cm" svg:height="3.614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Sheet1.B5:Sheet1.B25" chart:label-cell-address="Sheet1.B4:Sheet1.B4" chart:class="chart:scatter">
            <chart:domain table:cell-range-address="Sheet1.A5:Sheet1.A25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(t)</text:p>
                <draw:g>
                  <svg:desc>Sheet1.B4:Sheet1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A5:Sheet1.A25</svg:desc>
                </draw:g>
              </table:table-cell>
              <table:table-cell office:value-type="float" office:value="1.22464679914735E-016">
                <text:p>1.22464679914735E-016</text:p>
                <draw:g>
                  <svg:desc>Sheet1.B5:Sheet1.B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.293892626146236">
                <text:p>0.2938926261462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-6.12323399573677E-017">
                <text:p>-6.12323399573677E-0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293892626146236">
                <text:p>0.2938926261462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6.12323399573677E-017">
                <text:p>6.12323399573677E-0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1.22464679914735E-016">
                <text:p>-1.22464679914735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1b75bc" draw:fill-color="#1b75bc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067cm" svg:height="2.79cm" xlink:href=".." xlink:type="simple" chart:class="chart:scatter" chart:style-name="ch1">
        <chart:plot-area chart:style-name="ch2" table:cell-range-address="Sheet1.B39:Sheet1.D59" svg:x="0.101cm" svg:y="0.055cm" svg:width="4.865cm" svg:height="2.68cm">
          <chartooo:coordinate-region svg:x="0.392cm" svg:y="0.254cm" svg:width="4.334cm" svg:height="2.28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39:Sheet1.C59" chart:class="chart:scatter">
            <chart:domain table:cell-range-address="Sheet1.B39:Sheet1.B59"/>
            <chart:data-point chart:repeated="21"/>
          </chart:series>
          <chart:series chart:style-name="ch7" chart:values-cell-range-address="Sheet1.D39:Sheet1.D59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C39:Sheet1.C59</svg:desc>
                </draw:g>
              </table:table-cell>
              <table:table-cell office:value-type="float" office:value="0">
                <text:p>0</text:p>
                <draw:g>
                  <svg:desc>Sheet1.D39:Sheet1.D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1b75bc" draw:fill-color="#1b75bc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style-name="ch1">
        <chart:plot-area chart:style-name="ch2" table:cell-range-address="Sheet1.B39:Sheet1.B59 Sheet1.C39:Sheet1.C51" svg:x="0.099cm" svg:y="0.059cm" svg:width="4.759cm" svg:height="2.858cm">
          <chartooo:coordinate-region svg:x="0.39cm" svg:y="0.258cm" svg:width="4.228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39:Sheet1.C51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C39:Sheet1.C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a3238e" draw:fill-color="#a3238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style-name="ch1">
        <chart:plot-area chart:style-name="ch2" table:cell-range-address="Sheet1.B39:Sheet1.B59 Sheet1.E39:Sheet1.E51" svg:x="0.099cm" svg:y="0.059cm" svg:width="4.759cm" svg:height="2.858cm">
          <chartooo:coordinate-region svg:x="0.39cm" svg:y="0.258cm" svg:width="4.228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E39:Sheet1.E51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E39:Sheet1.E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style-name="ch1">
        <chart:plot-area chart:style-name="ch2" table:cell-range-address="Sheet1.B39:Sheet1.B59 Sheet1.D39:Sheet1.D59" svg:x="0.099cm" svg:y="0.059cm" svg:width="4.759cm" svg:height="2.858cm">
          <chartooo:coordinate-region svg:x="0.39cm" svg:y="0.258cm" svg:width="4.228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D39:Sheet1.D59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D39:Sheet1.D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1b75bc" draw:fill-color="#1b75bc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.985cm" svg:height="3.012cm" xlink:href=".." xlink:type="simple" chart:class="chart:scatter" chart:style-name="ch1">
        <chart:plot-area chart:style-name="ch2" table:cell-range-address="Sheet1.B39:Sheet1.B59 Sheet1.C39:Sheet1.D51" svg:x="0.099cm" svg:y="0.06cm" svg:width="4.787cm" svg:height="2.892cm">
          <chartooo:coordinate-region svg:x="0.39cm" svg:y="0.259cm" svg:width="4.256cm" svg:height="2.49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D39:Sheet1.D51" chart:class="chart:scatter">
            <chart:domain table:cell-range-address="Sheet1.B39:Sheet1.B59"/>
            <chart:data-point chart:repeated="21"/>
          </chart:series>
          <chart:series chart:style-name="ch7" chart:values-cell-range-address="Sheet1.C39:Sheet1.C51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D39:Sheet1.D51</svg:desc>
                </draw:g>
              </table:table-cell>
              <table:table-cell office:value-type="float" office:value="0">
                <text:p>0</text:p>
                <draw:g>
                  <svg:desc>Sheet1.C39:Sheet1.C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style-name="ch1">
        <chart:plot-area chart:style-name="ch2" table:cell-range-address="Sheet1.B39:Sheet1.B59 Sheet1.D39:Sheet1.D51" svg:x="0.099cm" svg:y="0.059cm" svg:width="4.759cm" svg:height="2.858cm">
          <chartooo:coordinate-region svg:x="0.39cm" svg:y="0.258cm" svg:width="4.228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D39:Sheet1.D51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D39:Sheet1.D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1b75bc" draw:fill-color="#1b75bc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style-name="ch1">
        <chart:plot-area chart:style-name="ch2" table:cell-range-address="Sheet1.B39:Sheet1.B59 Sheet1.C39:Sheet1.C54" svg:x="0.099cm" svg:y="0.059cm" svg:width="4.759cm" svg:height="2.858cm">
          <chartooo:coordinate-region svg:x="0.39cm" svg:y="0.258cm" svg:width="4.374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39:Sheet1.C54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C39:Sheet1.C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a3238e" draw:fill-color="#a3238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style-name="ch1">
        <chart:plot-area chart:style-name="ch2" table:cell-range-address="Sheet1.B39:Sheet1.B59 Sheet1.E39:Sheet1.E54" svg:x="0.099cm" svg:y="0.059cm" svg:width="4.759cm" svg:height="2.858cm">
          <chartooo:coordinate-region svg:x="0.39cm" svg:y="0.258cm" svg:width="4.374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E39:Sheet1.E54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E39:Sheet1.E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1b75bc" draw:fill-color="#1b75bc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067cm" svg:height="2.79cm" xlink:href=".." xlink:type="simple" chart:class="chart:scatter" chart:column-mapping="1" chart:style-name="ch1">
        <chart:plot-area chart:style-name="ch2" table:cell-range-address="Sheet1.B39:Sheet1.B59 Sheet1.C39:Sheet1.D54" svg:x="0.101cm" svg:y="0.055cm" svg:width="4.865cm" svg:height="2.68cm">
          <chartooo:coordinate-region svg:x="0.392cm" svg:y="0.254cm" svg:width="4.48cm" svg:height="2.28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39:Sheet1.C54" chart:class="chart:scatter">
            <chart:domain table:cell-range-address="Sheet1.B39:Sheet1.B59"/>
            <chart:data-point chart:repeated="21"/>
          </chart:series>
          <chart:series chart:style-name="ch7" chart:values-cell-range-address="Sheet1.D39:Sheet1.D54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C39:Sheet1.C54</svg:desc>
                </draw:g>
              </table:table-cell>
              <table:table-cell office:value-type="float" office:value="0">
                <text:p>0</text:p>
                <draw:g>
                  <svg:desc>Sheet1.D39:Sheet1.D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style-name="ch1">
        <chart:plot-area chart:style-name="ch2" table:cell-range-address="Sheet1.B39:Sheet1.B59 Sheet1.D39:Sheet1.D54" svg:x="0.099cm" svg:y="0.059cm" svg:width="4.759cm" svg:height="2.858cm">
          <chartooo:coordinate-region svg:x="0.39cm" svg:y="0.258cm" svg:width="4.374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D39:Sheet1.D54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D39:Sheet1.D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178cm" svg:height="3.932cm" xlink:href=".." xlink:type="simple" chart:class="chart:scatter" chart:style-name="ch1">
        <chart:plot-area chart:style-name="ch2" table:cell-range-address="Sheet1.A5:Sheet1.C25" svg:x="0.103cm" svg:y="0.078cm" svg:width="4.972cm" svg:height="3.776cm">
          <chartooo:coordinate-region svg:x="0.394cm" svg:y="0.278cm" svg:width="4.441cm" svg:height="3.377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3">
            <chart:grid chart:style-name="ch4" chart:class="major"/>
            <chart:grid chart:style-name="ch5" chart:class="minor"/>
          </chart:axis>
          <chart:series chart:style-name="ch6" chart:values-cell-range-address="Sheet1.B5:Sheet1.B25" chart:class="chart:scatter">
            <chart:domain table:cell-range-address="Sheet1.A5:Sheet1.A25"/>
            <chart:data-point chart:repeated="21"/>
          </chart:series>
          <chart:series chart:style-name="ch7" chart:values-cell-range-address="Sheet1.C5:Sheet1.C25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A5:Sheet1.A25</svg:desc>
                </draw:g>
              </table:table-cell>
              <table:table-cell office:value-type="float" office:value="1.22464679914735E-016">
                <text:p>1.22464679914735E-016</text:p>
                <draw:g>
                  <svg:desc>Sheet1.B5:Sheet1.B25</svg:desc>
                </draw:g>
              </table:table-cell>
              <table:table-cell office:value-type="float" office:value="2.44929359829471E-016">
                <text:p>2.44929359829471E-016</text:p>
                <draw:g>
                  <svg:desc>Sheet1.C5:Sheet1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.293892626146237">
                <text:p>0.293892626146237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.293892626146236">
                <text:p>0.293892626146236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-6.12323399573677E-017">
                <text:p>-6.12323399573677E-017</text:p>
              </table:table-cell>
              <table:table-cell office:value-type="float" office:value="-1.22464679914735E-016">
                <text:p>-1.22464679914735E-0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-0.293892626146237">
                <text:p>-0.293892626146237</text:p>
              </table:table-cell>
              <table:table-cell office:value-type="float" office:value="-0.587785252292474">
                <text:p>-0.5877852522924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-0.293892626146236">
                <text:p>-0.293892626146236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93892626146237">
                <text:p>0.293892626146237</text:p>
              </table:table-cell>
              <table:table-cell office:value-type="float" office:value="0.587785252292474">
                <text:p>0.5877852522924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293892626146236">
                <text:p>0.293892626146236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6.12323399573677E-017">
                <text:p>6.12323399573677E-017</text:p>
              </table:table-cell>
              <table:table-cell office:value-type="float" office:value="1.22464679914735E-016">
                <text:p>1.22464679914735E-0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-0.293892626146237">
                <text:p>-0.293892626146237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-0.293892626146236">
                <text:p>-0.293892626146236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1.22464679914735E-016">
                <text:p>-1.22464679914735E-016</text:p>
              </table:table-cell>
              <table:table-cell office:value-type="float" office:value="-2.44929359829471E-016">
                <text:p>-2.44929359829471E-0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style-name="ch1">
        <chart:plot-area chart:style-name="ch2" table:cell-range-address="Sheet1.B39:Sheet1.B59 Sheet1.E39:Sheet1.E51" svg:x="0.099cm" svg:y="0.059cm" svg:width="4.759cm" svg:height="2.858cm">
          <chartooo:coordinate-region svg:x="0.39cm" svg:y="0.258cm" svg:width="4.228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E39:Sheet1.E51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E39:Sheet1.E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style-name="ch1">
        <chart:plot-area chart:style-name="ch2" table:cell-range-address="Sheet1.B39:Sheet1.B59 Sheet1.C39:Sheet1.C54" svg:x="0.099cm" svg:y="0.059cm" svg:width="4.759cm" svg:height="2.858cm">
          <chartooo:coordinate-region svg:x="0.39cm" svg:y="0.258cm" svg:width="4.374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39:Sheet1.C54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C39:Sheet1.C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178cm" svg:height="3.932cm" xlink:href=".." xlink:type="simple" chart:class="chart:scatter" chart:style-name="ch1">
        <chart:plot-area chart:style-name="ch2" table:cell-range-address="Sheet1.A5:Sheet1.A25 Sheet1.C5:Sheet1.C25" svg:x="0.103cm" svg:y="0.078cm" svg:width="4.972cm" svg:height="3.776cm">
          <chartooo:coordinate-region svg:x="0.394cm" svg:y="0.278cm" svg:width="4.441cm" svg:height="3.377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3">
            <chart:grid chart:style-name="ch4" chart:class="major"/>
            <chart:grid chart:style-name="ch5" chart:class="minor"/>
          </chart:axis>
          <chart:series chart:style-name="ch6" chart:values-cell-range-address="Sheet1.C5:Sheet1.C25" chart:class="chart:scatter">
            <chart:domain table:cell-range-address="Sheet1.A5:Sheet1.A25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A5:Sheet1.A25</svg:desc>
                </draw:g>
              </table:table-cell>
              <table:table-cell office:value-type="float" office:value="2.44929359829471E-016">
                <text:p>2.44929359829471E-016</text:p>
                <draw:g>
                  <svg:desc>Sheet1.C5:Sheet1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-1.22464679914735E-016">
                <text:p>-1.22464679914735E-0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-0.587785252292474">
                <text:p>-0.5877852522924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587785252292474">
                <text:p>0.5877852522924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1.22464679914735E-016">
                <text:p>1.22464679914735E-0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2.44929359829471E-016">
                <text:p>-2.44929359829471E-016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288cm" svg:height="3.72cm" xlink:href=".." xlink:type="simple" chart:class="chart:scatter" chart:style-name="ch1">
        <chart:plot-area chart:style-name="ch2" table:cell-range-address="Sheet1.E5:Sheet1.F25" svg:x="0.105cm" svg:y="0.074cm" svg:width="5.078cm" svg:height="3.572cm">
          <chartooo:coordinate-region svg:x="0.396cm" svg:y="0.273cm" svg:width="4.547cm" svg:height="3.174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Sheet1.F5:Sheet1.F25" chart:class="chart:scatter">
            <chart:domain table:cell-range-address="Sheet1.E5:Sheet1.E25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E5:Sheet1.E25</svg:desc>
                </draw:g>
              </table:table-cell>
              <table:table-cell office:value-type="float" office:value="NaN">
                <text:p>NaN</text:p>
                <draw:g>
                  <svg:desc>Sheet1.F5:Sheet1.F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6.12323399573677E-017">
                <text:p>6.12323399573677E-0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.293892626146236">
                <text:p>0.2938926261462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-6.12323399573677E-017">
                <text:p>-6.12323399573677E-0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0.293892626146236">
                <text:p>0.2938926261462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.22464679914735E-016">
                <text:p>1.22464679914735E-0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1b75bc" draw:fill-color="#1b75bc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style-name="ch1">
        <chart:plot-area chart:style-name="ch2" table:cell-range-address="Sheet1.B39:Sheet1.C59" svg:x="0.099cm" svg:y="0.059cm" svg:width="4.759cm" svg:height="2.858cm">
          <chartooo:coordinate-region svg:x="0.39cm" svg:y="0.258cm" svg:width="4.228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39:Sheet1.C59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C39:Sheet1.C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style-name="ch1">
        <chart:plot-area chart:style-name="ch2" table:cell-range-address="Sheet1.B39:Sheet1.B59 Sheet1.D39:Sheet1.D59" svg:x="0.099cm" svg:y="0.059cm" svg:width="4.759cm" svg:height="2.858cm">
          <chartooo:coordinate-region svg:x="0.39cm" svg:y="0.258cm" svg:width="4.228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D39:Sheet1.D59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D39:Sheet1.D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1b75bc" draw:fill-color="#1b75bc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column-mapping="1 0" chart:style-name="ch1">
        <chart:plot-area chart:style-name="ch2" table:cell-range-address="Sheet1.A39:Sheet1.B59" svg:x="0.099cm" svg:y="0.059cm" svg:width="4.759cm" svg:height="2.858cm">
          <chartooo:coordinate-region svg:x="0.39cm" svg:y="0.258cm" svg:width="4.228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A39:Sheet1.A59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A39:Sheet1.A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column-mapping="1 0" chart:style-name="ch1">
        <chart:plot-area chart:style-name="ch2" table:cell-range-address="Sheet1.A39:Sheet1.B59" svg:x="0.099cm" svg:y="0.059cm" svg:width="4.759cm" svg:height="2.858cm">
          <chartooo:coordinate-region svg:x="0.39cm" svg:y="0.258cm" svg:width="4.228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A39:Sheet1.A59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A39:Sheet1.A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a3238e" draw:fill-color="#a3238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column-mapping="1 0" chart:style-name="ch1">
        <chart:plot-area chart:style-name="ch2" table:cell-range-address="Sheet1.A39:Sheet1.B59" svg:x="0.099cm" svg:y="0.059cm" svg:width="4.759cm" svg:height="2.858cm">
          <chartooo:coordinate-region svg:x="0.39cm" svg:y="0.258cm" svg:width="4.228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A39:Sheet1.A59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A39:Sheet1.A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a3238e" draw:fill-color="#a3238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style-name="ch1">
        <chart:plot-area chart:style-name="ch2" table:cell-range-address="Sheet1.B39:Sheet1.B59 Sheet1.E39:Sheet1.E59" svg:x="0.099cm" svg:y="0.059cm" svg:width="4.759cm" svg:height="2.858cm">
          <chartooo:coordinate-region svg:x="0.39cm" svg:y="0.258cm" svg:width="4.228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E39:Sheet1.E59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E39:Sheet1.E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